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Ubuntu Mono1" svg:font-family="'Ubuntu Mono', consolas, monaco, monospace"/>
    <style:font-face style:name="monospace" svg:font-family="monospace"/>
    <style:font-face style:name="Noto Sans Devanagari1" svg:font-family="'Noto Sans Devanagari'" style:font-family-generic="swiss"/>
    <style:font-face style:name="Ubuntu Mono" svg:font-family="'Ubuntu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1a2b2a" officeooo:paragraph-rsid="001a2b2a"/>
    </style:style>
    <style:style style:name="P2" style:family="paragraph" style:parent-style-name="Heading_20_2">
      <style:text-properties officeooo:rsid="001c2d2b" officeooo:paragraph-rsid="001c2d2b"/>
    </style:style>
    <style:style style:name="P3" style:family="paragraph" style:parent-style-name="Preformatted_20_Text">
      <style:text-properties officeooo:rsid="000e4928" officeooo:paragraph-rsid="000e4928"/>
    </style:style>
    <style:style style:name="P4" style:family="paragraph" style:parent-style-name="Preformatted_20_Text">
      <style:text-properties officeooo:paragraph-rsid="00132b6c"/>
    </style:style>
    <style:style style:name="P5" style:family="paragraph" style:parent-style-name="Preformatted_20_Text">
      <style:text-properties style:font-name="monospace" officeooo:rsid="002dab49" officeooo:paragraph-rsid="002dab49"/>
    </style:style>
    <style:style style:name="P6" style:family="paragraph" style:parent-style-name="Preformatted_20_Text">
      <style:text-properties officeooo:paragraph-rsid="00533076"/>
    </style:style>
    <style:style style:name="P7" style:family="paragraph" style:parent-style-name="Preformatted_20_Text">
      <style:paragraph-properties style:line-height-at-least="0.503cm"/>
      <style:text-properties fo:color="#d4d4d4" style:font-name="Droid Sans Mono" fo:font-size="10.5pt" fo:font-weight="normal" officeooo:paragraph-rsid="0070a216" fo:background-color="#1e1e1e"/>
    </style:style>
    <style:style style:name="P8" style:family="paragraph" style:parent-style-name="Preformatted_20_Text">
      <style:paragraph-properties style:line-height-at-least="0.503cm"/>
      <style:text-properties fo:color="#d4d4d4" style:font-name="Droid Sans Mono" fo:font-size="10.5pt" fo:font-weight="normal" officeooo:paragraph-rsid="0070a6b9" fo:background-color="#1e1e1e"/>
    </style:style>
    <style:style style:name="P9" style:family="paragraph" style:parent-style-name="Preformatted_20_Text">
      <style:paragraph-properties fo:margin-top="0cm" fo:margin-bottom="0.499cm" loext:contextual-spacing="false"/>
    </style:style>
    <style:style style:name="P10" style:family="paragraph" style:parent-style-name="Preformatted_20_Text">
      <style:paragraph-properties fo:margin-top="0cm" fo:margin-bottom="0.499cm" loext:contextual-spacing="false"/>
      <style:text-properties officeooo:paragraph-rsid="003179ab"/>
    </style:style>
    <style:style style:name="P11" style:family="paragraph" style:parent-style-name="Standard">
      <style:text-properties officeooo:rsid="000cff67" officeooo:paragraph-rsid="000cff67"/>
    </style:style>
    <style:style style:name="P12" style:family="paragraph" style:parent-style-name="Standard">
      <style:text-properties officeooo:rsid="000e4928" officeooo:paragraph-rsid="000e4928"/>
    </style:style>
    <style:style style:name="P13" style:family="paragraph" style:parent-style-name="Standard">
      <style:text-properties officeooo:rsid="000edbf5" officeooo:paragraph-rsid="000edbf5"/>
    </style:style>
    <style:style style:name="P14" style:family="paragraph" style:parent-style-name="Standard">
      <style:text-properties officeooo:rsid="000fdcf9" officeooo:paragraph-rsid="000fdcf9"/>
    </style:style>
    <style:style style:name="P15" style:family="paragraph" style:parent-style-name="Standard">
      <style:text-properties officeooo:rsid="00117ee0" officeooo:paragraph-rsid="00117ee0"/>
    </style:style>
    <style:style style:name="P16" style:family="paragraph" style:parent-style-name="Standard">
      <style:text-properties officeooo:paragraph-rsid="00132b6c"/>
    </style:style>
    <style:style style:name="P17" style:family="paragraph" style:parent-style-name="Standard">
      <style:text-properties officeooo:rsid="0017b9ca" officeooo:paragraph-rsid="0017b9ca"/>
    </style:style>
    <style:style style:name="P18" style:family="paragraph" style:parent-style-name="Standard">
      <style:paragraph-properties style:line-height-at-least="0.503cm"/>
      <style:text-properties fo:color="#d4d4d4" style:font-name="Droid Sans Mono" fo:font-size="10.5pt" fo:font-weight="normal" fo:background-color="#1e1e1e"/>
    </style:style>
    <style:style style:name="P19" style:family="paragraph" style:parent-style-name="Standard">
      <style:paragraph-properties style:line-height-at-least="0.503cm"/>
      <style:text-properties fo:color="#d4d4d4" style:font-name="Droid Sans Mono" fo:font-size="10.5pt" fo:font-weight="normal" officeooo:rsid="0070a216" officeooo:paragraph-rsid="0070a216" fo:background-color="#1e1e1e"/>
    </style:style>
    <style:style style:name="P20" style:family="paragraph" style:parent-style-name="Standard">
      <style:paragraph-properties style:line-height-at-least="0.503cm"/>
      <style:text-properties fo:color="#d4d4d4" style:font-name="Droid Sans Mono" fo:font-size="10.5pt" fo:font-weight="normal" officeooo:rsid="0070a216" officeooo:paragraph-rsid="0070a6b9" fo:background-color="#1e1e1e"/>
    </style:style>
    <style:style style:name="P21" style:family="paragraph" style:parent-style-name="Standard">
      <style:text-properties officeooo:paragraph-rsid="006aae47"/>
    </style:style>
    <style:style style:name="P22" style:family="paragraph" style:parent-style-name="Text_20_body">
      <style:text-properties officeooo:rsid="0017b9ca" officeooo:paragraph-rsid="0017b9ca"/>
    </style:style>
    <style:style style:name="P23" style:family="paragraph" style:parent-style-name="Text_20_body">
      <style:text-properties officeooo:rsid="001a2b2a" officeooo:paragraph-rsid="001a2b2a"/>
    </style:style>
    <style:style style:name="P24" style:family="paragraph" style:parent-style-name="Text_20_body">
      <style:text-properties officeooo:rsid="001c2d2b" officeooo:paragraph-rsid="001c2d2b"/>
    </style:style>
    <style:style style:name="P25" style:family="paragraph" style:parent-style-name="Text_20_body">
      <style:text-properties officeooo:rsid="001c5422" officeooo:paragraph-rsid="001c5422"/>
    </style:style>
    <style:style style:name="P26" style:family="paragraph" style:parent-style-name="Text_20_body">
      <style:text-properties officeooo:rsid="001cc2c3" officeooo:paragraph-rsid="001cc2c3"/>
    </style:style>
    <style:style style:name="P27" style:family="paragraph" style:parent-style-name="Text_20_body">
      <style:text-properties officeooo:rsid="001cd66e" officeooo:paragraph-rsid="001cd66e"/>
    </style:style>
    <style:style style:name="P28" style:family="paragraph" style:parent-style-name="Text_20_body">
      <style:text-properties officeooo:rsid="001e450f" officeooo:paragraph-rsid="001e450f"/>
    </style:style>
    <style:style style:name="P29" style:family="paragraph" style:parent-style-name="Text_20_body">
      <style:text-properties officeooo:rsid="00205e01" officeooo:paragraph-rsid="002231df"/>
    </style:style>
    <style:style style:name="P30" style:family="paragraph" style:parent-style-name="Text_20_body">
      <style:text-properties officeooo:rsid="002231df" officeooo:paragraph-rsid="002231df"/>
    </style:style>
    <style:style style:name="P31" style:family="paragraph" style:parent-style-name="Text_20_body">
      <style:text-properties style:font-name="monospace" officeooo:rsid="001e450f" officeooo:paragraph-rsid="001e450f"/>
    </style:style>
    <style:style style:name="P32" style:family="paragraph" style:parent-style-name="Text_20_body">
      <style:text-properties style:font-name="monospace" officeooo:rsid="00256574" officeooo:paragraph-rsid="00256574"/>
    </style:style>
    <style:style style:name="P33" style:family="paragraph" style:parent-style-name="Text_20_body">
      <style:text-properties style:font-name="monospace" officeooo:rsid="0026b0f6" officeooo:paragraph-rsid="0026b0f6"/>
    </style:style>
    <style:style style:name="P34" style:family="paragraph" style:parent-style-name="Text_20_body">
      <style:text-properties style:font-name="monospace" officeooo:rsid="0026b0f6" officeooo:paragraph-rsid="00283d2e"/>
    </style:style>
    <style:style style:name="P35" style:family="paragraph" style:parent-style-name="Text_20_body">
      <style:text-properties style:font-name="monospace" officeooo:rsid="002d635a" officeooo:paragraph-rsid="002d635a"/>
    </style:style>
    <style:style style:name="P36" style:family="paragraph" style:parent-style-name="Text_20_body">
      <style:text-properties style:font-name="monospace" officeooo:rsid="002dab49" officeooo:paragraph-rsid="002dab49"/>
    </style:style>
    <style:style style:name="P37" style:family="paragraph" style:parent-style-name="Text_20_body">
      <style:text-properties style:font-name="monospace" officeooo:rsid="002f8449" officeooo:paragraph-rsid="002f8449"/>
    </style:style>
    <style:style style:name="P38" style:family="paragraph" style:parent-style-name="Text_20_body">
      <style:text-properties style:font-name="monospace" officeooo:rsid="003341e8" officeooo:paragraph-rsid="003341e8"/>
    </style:style>
    <style:style style:name="P39" style:family="paragraph" style:parent-style-name="Text_20_body">
      <style:text-properties style:font-name="monospace" officeooo:rsid="003391d6" officeooo:paragraph-rsid="003391d6"/>
    </style:style>
    <style:style style:name="P40" style:family="paragraph" style:parent-style-name="Text_20_body">
      <style:text-properties style:font-name="monospace" officeooo:rsid="00381ea7" officeooo:paragraph-rsid="00381ea7"/>
    </style:style>
    <style:style style:name="P41" style:family="paragraph" style:parent-style-name="Text_20_body">
      <style:text-properties style:font-name="monospace" officeooo:rsid="0039deba" officeooo:paragraph-rsid="0039deba"/>
    </style:style>
    <style:style style:name="P42" style:family="paragraph" style:parent-style-name="Text_20_body">
      <style:text-properties officeooo:rsid="0028fda0" officeooo:paragraph-rsid="0028fda0"/>
    </style:style>
    <style:style style:name="P43" style:family="paragraph" style:parent-style-name="Text_20_body">
      <style:text-properties officeooo:paragraph-rsid="00533076"/>
    </style:style>
    <style:style style:name="P44" style:family="paragraph" style:parent-style-name="Text_20_body">
      <style:text-properties officeooo:paragraph-rsid="00537919"/>
    </style:style>
    <style:style style:name="P45" style:family="paragraph" style:parent-style-name="Text_20_body">
      <style:text-properties officeooo:paragraph-rsid="0055f4c8"/>
    </style:style>
    <style:style style:name="P46" style:family="paragraph" style:parent-style-name="Text_20_body">
      <style:text-properties officeooo:paragraph-rsid="00608382"/>
    </style:style>
    <style:style style:name="P47" style:family="paragraph" style:parent-style-name="Text_20_body">
      <style:text-properties officeooo:paragraph-rsid="00632e4d"/>
    </style:style>
    <style:style style:name="P48" style:family="paragraph" style:parent-style-name="Text_20_body">
      <style:text-properties officeooo:paragraph-rsid="0064f2ca"/>
    </style:style>
    <style:style style:name="P49" style:family="paragraph" style:parent-style-name="Text_20_body">
      <style:text-properties officeooo:paragraph-rsid="00669f76"/>
    </style:style>
    <style:style style:name="P50" style:family="paragraph" style:parent-style-name="Text_20_body">
      <style:text-properties officeooo:paragraph-rsid="006aae47"/>
    </style:style>
    <style:style style:name="P51" style:family="paragraph" style:parent-style-name="Text_20_body">
      <style:text-properties officeooo:paragraph-rsid="006b4c4b"/>
    </style:style>
    <style:style style:name="P52" style:family="paragraph" style:parent-style-name="Heading_20_1">
      <style:text-properties style:font-name="monospace" officeooo:rsid="00256574" officeooo:paragraph-rsid="00256574"/>
    </style:style>
    <style:style style:name="P53" style:family="paragraph" style:parent-style-name="Heading_20_3">
      <style:text-properties style:font-name="monospace" officeooo:rsid="003391d6" officeooo:paragraph-rsid="00375c87"/>
    </style:style>
    <style:style style:name="P54" style:family="paragraph" style:parent-style-name="Heading_20_4">
      <style:text-properties officeooo:paragraph-rsid="0055f4c8"/>
    </style:style>
    <style:style style:name="P55" style:family="paragraph" style:parent-style-name="Heading_20_2">
      <style:text-properties officeooo:paragraph-rsid="0076c2f8"/>
    </style:style>
    <style:style style:name="P56" style:family="paragraph" style:parent-style-name="Preformatted_20_Text">
      <style:paragraph-properties fo:margin-top="0cm" fo:margin-bottom="0.499cm" loext:contextual-spacing="false"/>
    </style:style>
    <style:style style:name="P57" style:family="paragraph" style:parent-style-name="Text_20_body" style:list-style-name="L1"/>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text-properties officeooo:paragraph-rsid="00736e5b"/>
    </style:style>
    <style:style style:name="P63" style:family="paragraph" style:parent-style-name="Text_20_body">
      <style:text-properties officeooo:paragraph-rsid="006b4c4b"/>
    </style:style>
    <style:style style:name="P64" style:family="paragraph" style:parent-style-name="Text_20_body">
      <style:text-properties officeooo:paragraph-rsid="00752378"/>
    </style:style>
    <style:style style:name="P65" style:family="paragraph" style:parent-style-name="Text_20_body">
      <style:text-properties officeooo:paragraph-rsid="0076c2f8"/>
    </style:style>
    <style:style style:name="P66" style:family="paragraph" style:parent-style-name="Text_20_body" style:list-style-name="L6"/>
    <style:style style:name="P67" style:family="paragraph" style:parent-style-name="Text_20_body">
      <style:text-properties fo:font-weight="bold" style:font-weight-asian="bold" style:font-weight-complex="bold"/>
    </style:style>
    <style:style style:name="P68" style:family="paragraph" style:parent-style-name="Text_20_body" style:list-style-name="L5">
      <style:paragraph-properties fo:margin-top="0cm" fo:margin-bottom="0cm" loext:contextual-spacing="false"/>
    </style:style>
    <style:style style:name="P69" style:family="paragraph" style:parent-style-name="Text_20_body" style:list-style-name="L6">
      <style:paragraph-properties fo:margin-top="0cm" fo:margin-bottom="0cm" loext:contextual-spacing="false"/>
    </style:style>
    <style:style style:name="P70" style:family="paragraph" style:parent-style-name="code">
      <style:text-properties officeooo:paragraph-rsid="00736e5b"/>
    </style:style>
    <style:style style:name="T1" style:family="text">
      <style:text-properties officeooo:rsid="00132b6c"/>
    </style:style>
    <style:style style:name="T2" style:family="text">
      <style:text-properties fo:color="#000000" fo:background-color="#ffffff" loext:char-shading-value="0"/>
    </style:style>
    <style:style style:name="T3" style:family="text">
      <style:text-properties fo:color="#000000" style:font-name="monospace" fo:background-color="#ffffff" loext:char-shading-value="0"/>
    </style:style>
    <style:style style:name="T4" style:family="text">
      <style:text-properties fo:color="#000000" style:text-line-through-style="solid" style:text-line-through-type="single" style:font-name="monospace" fo:background-color="#ffffff" loext:char-shading-value="0"/>
    </style:style>
    <style:style style:name="T5" style:family="text">
      <style:text-properties style:font-name="monospace"/>
    </style:style>
    <style:style style:name="T6" style:family="text">
      <style:text-properties style:font-name="monospace" officeooo:rsid="00381ea7"/>
    </style:style>
    <style:style style:name="T7" style:family="text">
      <style:text-properties style:font-name="monospace" officeooo:rsid="003aeacd"/>
    </style:style>
    <style:style style:name="T8" style:family="text">
      <style:text-properties style:text-line-through-style="solid" style:text-line-through-type="single"/>
    </style:style>
    <style:style style:name="T9" style:family="text">
      <style:text-properties officeooo:rsid="0015ba54"/>
    </style:style>
    <style:style style:name="T10" style:family="text">
      <style:text-properties officeooo:rsid="0017b9ca"/>
    </style:style>
    <style:style style:name="T11" style:family="text">
      <style:text-properties fo:color="#54ff54" fo:font-weight="bold" fo:background-color="#ffffff" loext:char-shading-value="0"/>
    </style:style>
    <style:style style:name="T12" style:family="text">
      <style:text-properties fo:color="#5454ff" fo:font-weight="bold" fo:background-color="#ffffff" loext:char-shading-value="0"/>
    </style:style>
    <style:style style:name="T13" style:family="text">
      <style:text-properties officeooo:rsid="002231df"/>
    </style:style>
    <style:style style:name="T14" style:family="text">
      <style:text-properties fo:language="zxx" fo:country="none" style:language-asian="zxx" style:country-asian="none" style:language-complex="zxx" style:country-complex="none"/>
    </style:style>
    <style:style style:name="T15" style:family="text">
      <style:text-properties officeooo:rsid="002f8449"/>
    </style:style>
    <style:style style:name="T16" style:family="text">
      <style:text-properties officeooo:rsid="003179ab"/>
    </style:style>
    <style:style style:name="T17" style:family="text">
      <style:text-properties officeooo:rsid="00533076"/>
    </style:style>
    <style:style style:name="T18" style:family="text">
      <style:text-properties officeooo:rsid="00537919"/>
    </style:style>
    <style:style style:name="T19" style:family="text">
      <style:text-properties style:font-name="Liberation Mono" fo:font-size="10pt" officeooo:rsid="00556e98" style:font-name-asian="Noto Sans Mono CJK SC" style:font-size-asian="10pt" style:font-name-complex="Liberation Mono" style:font-size-complex="10pt"/>
    </style:style>
    <style:style style:name="T20" style:family="text">
      <style:text-properties officeooo:rsid="0055f4c8"/>
    </style:style>
    <style:style style:name="T21" style:family="text">
      <style:text-properties officeooo:rsid="005fc3ba"/>
    </style:style>
    <style:style style:name="T22" style:family="text">
      <style:text-properties officeooo:rsid="00608382"/>
    </style:style>
    <style:style style:name="T23" style:family="text">
      <style:text-properties officeooo:rsid="00632e4d"/>
    </style:style>
    <style:style style:name="T24" style:family="text">
      <style:text-properties fo:font-variant="normal" fo:text-transform="none" fo:color="#244357" style:font-name="Ubuntu Mono1" fo:font-size="9.75pt" fo:letter-spacing="normal" fo:font-style="normal" fo:font-weight="normal"/>
    </style:style>
    <style:style style:name="T25" style:family="text">
      <style:text-properties fo:font-variant="normal" fo:text-transform="none" fo:color="#244357" style:font-name="Ubuntu Mono1" fo:font-size="9.75pt" fo:letter-spacing="normal" fo:font-style="normal" fo:font-weight="normal" fo:background-color="#ffffff" loext:char-shading-value="0"/>
    </style:style>
    <style:style style:name="T26" style:family="text">
      <style:text-properties officeooo:rsid="0064f2ca"/>
    </style:style>
    <style:style style:name="T27" style:family="text">
      <style:text-properties fo:font-size="9pt" style:font-size-asian="9pt" style:font-size-complex="9pt"/>
    </style:style>
    <style:style style:name="T28" style:family="text">
      <style:text-properties fo:font-size="9pt" officeooo:rsid="00669f76" style:font-size-asian="9pt" style:font-size-complex="9pt"/>
    </style:style>
    <style:style style:name="T29" style:family="text">
      <style:text-properties fo:font-size="9pt" officeooo:rsid="006aae47" style:font-size-asian="9pt" style:font-size-complex="9pt"/>
    </style:style>
    <style:style style:name="T30" style:family="text">
      <style:text-properties fo:font-size="9pt" officeooo:rsid="006b4c4b" style:font-size-asian="9pt" style:font-size-complex="9pt"/>
    </style:style>
    <style:style style:name="T31" style:family="text">
      <style:text-properties fo:font-size="9pt" officeooo:rsid="006f5e15" style:font-size-asian="9pt" style:font-size-complex="9pt"/>
    </style:style>
    <style:style style:name="T32" style:family="text">
      <style:text-properties fo:font-size="9pt" officeooo:rsid="00752378" style:font-size-asian="9pt" style:font-size-complex="9pt"/>
    </style:style>
    <style:style style:name="T33" style:family="text">
      <style:text-properties fo:font-size="9pt" officeooo:rsid="0076c2f8" style:font-size-asian="9pt" style:font-size-complex="9pt"/>
    </style:style>
    <style:style style:name="T34" style:family="text">
      <style:text-properties fo:color="#d4d4d4" style:font-name="Droid Sans Mono" fo:font-size="10.5pt" fo:font-weight="normal" officeooo:rsid="006f5e15" fo:background-color="#1e1e1e" loext:char-shading-value="0" style:font-size-asian="9pt" style:font-size-complex="9pt"/>
    </style:style>
    <style:style style:name="T35" style:family="text">
      <style:text-properties fo:color="#d4d4d4" style:font-name="Droid Sans Mono" fo:font-size="10.5pt" fo:font-weight="normal" officeooo:rsid="0070a216" fo:background-color="#1e1e1e" loext:char-shading-value="0" style:font-size-asian="9pt" style:font-size-complex="9pt"/>
    </style:style>
    <style:style style:name="T36" style:family="text">
      <style:text-properties fo:color="#d4d4d4" fo:font-size="10.5pt" fo:font-weight="normal" officeooo:rsid="006f5e15" fo:background-color="#1e1e1e" loext:char-shading-value="0" style:font-size-asian="9pt" style:font-size-complex="9pt"/>
    </style:style>
    <style:style style:name="T37" style:family="text">
      <style:text-properties fo:color="#569cd6"/>
    </style:style>
    <style:style style:name="T38" style:family="text">
      <style:text-properties fo:font-weight="bold" style:font-weight-asian="bold" style:font-weight-complex="bold"/>
    </style:style>
    <style:style style:name="T39" style:family="text">
      <style:text-properties fo:font-weight="bold" officeooo:rsid="00632e4d" style:font-weight-asian="bold" style:font-weight-complex="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Raspberry pi 4 - RPi4 IOTStack setup and notes</text:p>
      <text:p text:style-name="P11"/>
      <text:p text:style-name="P13">ref <text:a xlink:type="simple" xlink:href="https://www.raspberrypi.org/forums/viewtopic.php?f=63&amp;t=283041&amp;p=1714189&amp;hilit=which+pieeprom+to+use#p1714189" text:style-name="Internet_20_link" text:visited-style-name="Visited_20_Internet_20_Link">https://www.raspberrypi.org/forums/viewtopic.php?f=63&amp;t=283041&amp;p=1714189&amp;hilit=which+pieeprom+to+use#p1714189</text:a></text:p>
      <text:p text:style-name="P13"/>
      <text:p text:style-name="P13"><text:a xlink:type="simple" xlink:href="https://www.raspberrypi.org/forums/viewtopic.php?f=63&amp;t=277413&amp;hilit=trim&amp;start=150#p1690538" text:style-name="Internet_20_link" text:visited-style-name="Visited_20_Internet_20_Link">https://www.raspberrypi.org/forums/viewtopic.php?f=63&amp;t=277413&amp;hilit=trim&amp;start=150#p1690538</text:a></text:p>
      <text:p text:style-name="P13"/>
      <text:p text:style-name="P13"/>
      <text:p text:style-name="P11">burn raspios lite to an sd card using rasperry imager software</text:p>
      <text:p text:style-name="P12">create ssh file on /boot partition to enable ssh</text:p>
      <text:p text:style-name="P12"/>
      <text:p text:style-name="P14">eject umount sd card</text:p>
      <text:p text:style-name="P14"/>
      <text:p text:style-name="P15">insert sd card in rpi</text:p>
      <text:p text:style-name="P15"/>
      <text:p text:style-name="P15">ssh into pi</text:p>
      <text:p text:style-name="P15"/>
      <text:p text:style-name="code"><text:span text:style-name="Source_20_Text">sudo apt update &amp;&amp; sudo apt upgrade -y</text:span></text:p>
      <text:p text:style-name="code"/>
      <text:p text:style-name="code"><text:span text:style-name="Source_20_Text">sudo reboot</text:span></text:p>
      <text:p text:style-name="P12"/>
      <text:p text:style-name="P12">Once the device has rebooted let's run:</text:p>
      <text:p text:style-name="Text_20_body"/>
      <text:p text:style-name="code"><text:span text:style-name="Source_20_Text">sudo nano /etc/default/rpi-eeprom-update</text:span></text:p>
      <text:p text:style-name="Text_20_body">and change "critical" to "stable"</text:p>
      <text:p text:style-name="code"><text:span text:style-name="Source_20_Text"><text:span text:style-name="T1">ls </text:span></text:span><text:span text:style-name="Source_20_Text">/lib/firmware/raspberrypi/bootloader/stable</text:span></text:p>
      <text:p text:style-name="P3"><text:span text:style-name="Source_20_Text"/></text:p>
      <text:p text:style-name="P4"><text:span text:style-name="Source_20_Text"><text:span text:style-name="T1">note the firmware with the latest date – atow = </text:span></text:span><text:span text:style-name="Source_20_Text"><text:span text:style-name="T3">pieeprom-2020-09-03.bin</text:span></text:span><text:span text:style-name="Source_20_Text"><text:span text:style-name="T5"><text:line-break/></text:span></text:span></text:p>
      <text:p text:style-name="P4"><text:span text:style-name="Source_20_Text"><text:span text:style-name="T1">update eeprom</text:span></text:span></text:p>
      <text:p text:style-name="P4"><text:span text:style-name="Source_20_Text"><text:span text:style-name="T8">sudo rpi-eeprom-update -f /lib/firmware/raspberrypi/bootloader/stable/p </text:span></text:span><text:span text:style-name="Source_20_Text"><text:span text:style-name="T4">pieeprom-2020-09-03.bin</text:span></text:span></text:p>
      <text:p text:style-name="P4"><text:span text:style-name="Source_20_Text"><text:span text:style-name="T3"/></text:span></text:p>
      <text:p text:style-name="code"><text:span text:style-name="Source_20_Text">sudo rpi-eeprom-update -d -f /lib/firmware/raspberrypi/bootloader/stable/ </text:span><text:span text:style-name="Source_20_Text"><text:span text:style-name="T3">pieeprom-2020-09-03.bin</text:span></text:span><text:span text:style-name="Source_20_Text"> &amp;&amp; sudo reboot</text:span></text:p>
      <text:p text:style-name="P4"><text:span text:style-name="Source_20_Text"/></text:p>
      <text:p text:style-name="P16"><text:span text:style-name="Source_20_Text">Once the device has rebooted you should get the following when you run</text:span></text:p>
      <text:p text:style-name="Text_20_body"/>
      <text:p text:style-name="code"><text:span text:style-name="Source_20_Text">sudo rpi-eeprom-update</text:span></text:p>
      <text:p text:style-name="code"><text:soft-page-break/><text:span text:style-name="T3">BCM2711 detected </text:span><text:span text:style-name="T5"><text:line-break/>Dedicated VL805 EEPROM detected <text:line-break/>BOOTLOADER: up-to-date <text:line-break/>CURRENT: Thu  3 Sep 12:11:43 UTC 2020 (1599135103) <text:line-break/>LATEST: Thu  3 Sep 12:11:43 UTC 2020 (1599135103) <text:line-break/>FW DIR: /lib/firmware/raspberrypi/bootloader/stable <text:line-break/>VL805: up-to-date <text:line-break/>CURRENT: 000138a1 <text:line-break/>LATEST: 000138a1<text:line-break/><text:line-break/></text:span><text:line-break/><text:line-break/>and if you run </text:p>
      <text:p text:style-name="Text_20_body"/>
      <text:p text:style-name="code"><text:span text:style-name="Source_20_Text">vcgencmd bootloader_config</text:span></text:p>
      <text:p text:style-name="code"><text:span text:style-name="Strong_20_Emphasis"><text:span text:style-name="T3">[all] </text:span></text:span><text:span text:style-name="Strong_20_Emphasis"><text:span text:style-name="T5"><text:line-break/>BOOT_UART=0 <text:line-break/>WAKE_ON_GPIO=1 <text:line-break/>POWER_OFF_ON_HALT=0 <text:line-break/>DHCP_TIMEOUT=45000 <text:line-break/>DHCP_REQ_TIMEOUT=4000 <text:line-break/>TFTP_FILE_TIMEOUT=30000 <text:line-break/>ENABLE_SELF_UPDATE=1 <text:line-break/>DISABLE_HDMI=0 <text:line-break/>BOOT_ORDER=0xf41<text:line-break/></text:span></text:span><text:line-break/><text:line-break/>Make sure you see this <text:span text:style-name="Strong_20_Emphasis">0xf41</text:span>, as this tells you your boot order, 4 = USB.<text:line-break/><text:line-break/>Now shutdown your Pi, remove the SD card and put it in an SD card reader on your Linux computer. Plug in your external SSD drive into your computer as well. Pull up a terminal and run:</text:p>
      <text:p text:style-name="Text_20_body"/>
      <text:p text:style-name="P9"><text:span text:style-name="Source_20_Text">lsblk</text:span></text:p>
      <text:p text:style-name="P16"><text:span text:style-name="Source_20_Text">make note of your SD card /dev/### and your SSD/dev/###. Mine looked like this SD card = dev/sdi and SSD = /dev/sdj. I can usually tell by the size of the disks.<text:line-break/><text:line-break/>We are going to make an exact copy of your SD card onto your SSD by using the following command. </text:span><text:span text:style-name="Source_20_Text"><text:span text:style-name="Strong_20_Emphasis">Make sure your names are correct. You do not want to overwrite another hard drive and lose your data.</text:span></text:span></text:p>
      <text:p text:style-name="Text_20_body"><text:a xlink:type="simple" xlink:href="https://www.raspberrypi.org/forums/viewtopic.php?f=63&amp;t=277413&amp;hilit=trim&amp;start=150#" text:style-name="Internet_20_link" text:visited-style-name="Visited_20_Internet_20_Link"/></text:p>
      <text:p text:style-name="Text_20_body">https://www.raspberrypi.org/documentation/installation/installing-images/linux.md</text:p>
      <text:p text:style-name="code"><text:span text:style-name="Source_20_Text">sudo dd bs=4M if=/dev/sd</text:span><text:span text:style-name="Source_20_Text"><text:span text:style-name="T9">c</text:span></text:span><text:span text:style-name="Source_20_Text"> of=/dev/sd</text:span><text:span text:style-name="Source_20_Text"><text:span text:style-name="T9">d</text:span></text:span><text:span text:style-name="Source_20_Text"> status=progress conv=fsync</text:span></text:p>
      <text:p text:style-name="P9"><text:span text:style-name="Source_20_Text"><text:span text:style-name="T8">dd bs=4M if=2020-08-20-raspios-buster-armhf.img of=/dev/sdX conv=fsync</text:span></text:span></text:p>
      <text:p text:style-name="P9"><text:span text:style-name="Source_20_Text"/></text:p>
      <text:p text:style-name="Text_20_body"><text:soft-page-break/>Depending on how large the SD card is it may take some time (took about 30 minutes). Let it do its thing and once your back at the terminal prompt it's time to extend the ext4 partition using gparted. <text:span text:style-name="Strong_20_Emphasis">If your SD card and SSD drive are the same size then this step is not necessary.</text:span><text:line-break/><text:line-break/>Let's run: </text:p>
      <text:p text:style-name="code">sudo gparted</text:p>
      <text:p text:style-name="Text_20_body">and select your SSD by using the drop down filter in the top right. You should now see a boot partition (fat32) and a rootfs partition (ext4). Select the rootfs partition (ext4) and right-click, choose Resize/Move and adjust your settings until all the space has been added to your rootfs (ext4) partition. Make sure to hit Apply All Operations and it should resize your disk.<text:line-break/><text:line-break/>Now all you need to do is plug in the USB SSD into one of the blue USB ports and boot up your Pi.<text:line-break/><text:line-break/><text:span text:style-name="T10">TRIm</text:span></text:p>
      <text:p text:style-name="P22">to see usb chipset do</text:p>
      <text:p text:style-name="code"><text:span text:style-name="Source_20_Text">lsusb -t </text:span></text:p>
      <text:p text:style-name="P22"/>
      <text:p text:style-name="P17">UDEV rules for TRIM with the Eluteng adapter cable. </text:p>
      <text:p text:style-name="Text_20_body"/>
      <text:p text:style-name="code"><text:span text:style-name="Source_20_Text"># /etc/udev/rules.d/01-unmap-trim.rules</text:span></text:p>
      <text:p text:style-name="code"><text:span text:style-name="Source_20_Text"># ASMedia ASM1153E and compatible bridge chips (Eluteng adapters)</text:span></text:p>
      <text:p text:style-name="code"><text:span text:style-name="Source_20_Text">ACTION=="add|change", ATTRS{idVendor}=="174c", ATTRS{idProduct}=="55aa", SUBSYSTEM=="scsi_disk", ATTR{provisioning_mode}="unmap"</text:span></text:p>
      <text:p text:style-name="Text_20_body"><text:line-break/>When you are booting from an SSD you'll want to enable the weekly fstrim timer service. </text:p>
      <text:p text:style-name="Text_20_body">Code: <text:a xlink:type="simple" xlink:href="https://www.raspberrypi.org/forums/viewtopic.php?f=63&amp;t=283041&amp;p=1714189&amp;hilit=which+pieeprom+to+use#" text:style-name="Internet_20_link" text:visited-style-name="Visited_20_Internet_20_Link">Select all</text:a></text:p>
      <text:p text:style-name="code"><text:span text:style-name="Source_20_Text">sudo systemctl enable fstrim.timer</text:span></text:p>
      <text:p text:style-name="code"><text:span text:style-name="Source_20_Text">sudo systemctl start fstrim.timer</text:span></text:p>
      <text:p text:style-name="code"><text:span text:style-name="Source_20_Text">sudo systemctl status fstrim.timer</text:span></text:p>
      <text:p text:style-name="Text_20_body">The system will now automatically TRIM the SSD once a week (assuming your adapter is compatible with TRIM).</text:p>
      <text:p text:style-name="Text_20_body"/>
      <text:p text:style-name="P23">INSTALL IOTSTACK</text:p>
      <text:p text:style-name="P23"><text:a xlink:type="simple" xlink:href="https://github.com/SensorsIot/IOTstack" text:style-name="Internet_20_link" text:visited-style-name="Visited_20_Internet_20_Link">https://github.com/SensorsIot/IOTstack</text:a></text:p>
      <text:h text:style-name="P1" text:outline-level="2"><text:soft-page-break/>Installation</text:h>
      <text:list xml:id="list1505531315" text:style-name="L1">
        <text:list-item>
          <text:p text:style-name="P57">On the (RPi) lite image you will need to install git first </text:p>
        </text:list-item>
      </text:list>
      <text:p text:style-name="code"><text:span text:style-name="Source_20_Text">sudo apt-get install git -y</text:span></text:p>
      <text:list xml:id="list315603264" text:style-name="L2">
        <text:list-item>
          <text:p text:style-name="P58">Download the repository with: </text:p>
        </text:list-item>
      </text:list>
      <text:p text:style-name="code"><text:span text:style-name="Source_20_Text">git clone https://github.com/SensorsIot/IOTstack.git ~/IOTstack</text:span></text:p>
      <text:p text:style-name="Text_20_body">Due to some script restraints, this project needs to be stored in ~/IOTstack</text:p>
      <text:list xml:id="list2131059865" text:style-name="L3">
        <text:list-item>
          <text:p text:style-name="P59">To enter the directory and run menu for installation options: </text:p>
        </text:list-item>
      </text:list>
      <text:p text:style-name="code"><text:span text:style-name="Source_20_Text">cd ~/IOTstack &amp;&amp; bash ./menu.sh</text:span></text:p>
      <text:list xml:id="list1134931529" text:style-name="L4">
        <text:list-item>
          <text:p text:style-name="P60">Install docker with the menu, restart your system.</text:p>
        </text:list-item>
        <text:list-item>
          <text:p text:style-name="P60">Run menu again to select your build options, then start docker-compose with</text:p>
        </text:list-item>
      </text:list>
      <text:p text:style-name="code"><text:span text:style-name="Source_20_Text">docker-compose up -d</text:span></text:p>
      <text:p text:style-name="Text_20_body"><text:bookmark text:name="user-content-experimental-features"/></text:p>
      <text:p text:style-name="P24">from menu instaall backup-dropboxapp</text:p>
      <text:p text:style-name="P25">use legacy api</text:p>
      <text:p text:style-name="P25"/>
      <text:h text:style-name="P2" text:outline-level="2"><text:bookmark text:name="docker-backups"/>Docker backups</text:h>
      <text:p text:style-name="Text_20_body">The script <text:span text:style-name="Source_20_Text">~/IOTstack/scripts/docker_backup.sh</text:span> performs the master backup for the stack. </text:p>
      <text:p text:style-name="Text_20_body">This script can be placed in a cron job to backup on a schedule. Edit the crontab with<text:span text:style-name="Source_20_Text">crontab -e</text:span> Then add <text:span text:style-name="Source_20_Text">0 23 * * * ~/IOTstack/scripts/docker_backup.sh &gt;/dev/null 2&gt;&amp;1</text:span> to have a backup every night at 23:00.</text:p>
      <text:p text:style-name="Text_20_body">This script cheats by copying the volume folder live. The correct way would be to stop the stack first then copy the volumes and restart. The cheating method shouldn't be a problem unless you have fast changing data like in influxdb. This is why the script makes a database export of influxdb and ignores its volume. </text:p>
      <text:p text:style-name="P24"/>
      <text:p text:style-name="P24"/>
      <text:p text:style-name="P26"/>
      <text:p text:style-name="P26"/>
      <text:p text:style-name="P27"><text:soft-page-break/>migrating to iotstack</text:p>
      <text:p text:style-name="P28">zigbee2mqtt</text:p>
      <text:p text:style-name="P28">old files</text:p>
      <text:p text:style-name="P29">rpi3b</text:p>
      <text:p text:style-name="P29"><text:span text:style-name="T13">ssh </text:span><text:a xlink:type="simple" xlink:href="mailto:pi@192.168.0.209" text:style-name="Internet_20_link" text:visited-style-name="Visited_20_Internet_20_Link"><text:span text:style-name="T13">pi@</text:span></text:a><text:a xlink:type="simple" xlink:href="mailto:pi@192.168.0.209" text:style-name="Internet_20_link" text:visited-style-name="Visited_20_Internet_20_Link">192.168.0.209</text:a></text:p>
      <text:p text:style-name="P30">p: pi3b[hutn3y</text:p>
      <text:p text:style-name="code"><text:s/>1 <text:s/>sudo apt update &amp;&amp; sudo apt upgrade -y</text:p>
      <text:p text:style-name="code"><text:s text:c="4"/>2 <text:s/>sudo apt update</text:p>
      <text:p text:style-name="code"><text:s text:c="4"/>3 <text:s/>sudo apt full-upgrade</text:p>
      <text:p text:style-name="code"><text:s text:c="4"/>4 <text:s/>sudo apt-get install perl libnet-ssleay-perl openssl libauthen-pam-perl libpam-runtime libio-pty-perl apt-show-versions python</text:p>
      <text:p text:style-name="code"><text:s text:c="4"/>5 <text:s/>wget http://<text:span text:style-name="T14">prdownloads.sourceforge.net</text:span>/webadmin/webmin_1.953_all.deb</text:p>
      <text:p text:style-name="code"><text:s text:c="4"/>6 <text:s/>sudo dpkg --install webmin_1.953_all.deb</text:p>
      <text:p text:style-name="code"><text:s text:c="4"/>7 <text:s/>sudo raspi-config</text:p>
      <text:p text:style-name="code"><text:s text:c="4"/>8 <text:s/>raspi-config</text:p>
      <text:p text:style-name="code"><text:s text:c="4"/>9 <text:s/>sudo raspi-config</text:p>
      <text:p text:style-name="code"><text:s text:c="3"/>10 <text:s/>sudo reboot</text:p>
      <text:p text:style-name="code"><text:s text:c="3"/>11 <text:s/>sudo apt-get install wiringpi</text:p>
      <text:p text:style-name="code"><text:s text:c="3"/>12 <text:s/>gpio -v</text:p>
      <text:p text:style-name="code"><text:s text:c="3"/>13 <text:s/>git clone https://github.com/jmichault/flash_cc2531.git</text:p>
      <text:p text:style-name="code"><text:s text:c="3"/>14 <text:s/>sudo apt install git</text:p>
      <text:p text:style-name="code"><text:s text:c="3"/>15 <text:s/>git clone https://github.com/jmichault/flash_cc2531.git</text:p>
      <text:p text:style-name="code"><text:s text:c="3"/>16 <text:s/>cd flash_cc2531</text:p>
      <text:p text:style-name="code"><text:s text:c="3"/>17 <text:s/>./cc_chipid</text:p>
      <text:p text:style-name="code"><text:s text:c="3"/>18 <text:s/>sudo reboot</text:p>
      <text:p text:style-name="code"><text:s text:c="3"/>19 <text:s/>nano /opt/zigbee2mqtt/data/configuration.yaml</text:p>
      <text:p text:style-name="code"><text:s text:c="3"/>20 <text:s/>cd /opt/zigbee2mqtt</text:p>
      <text:p text:style-name="code"><text:s text:c="3"/>21 <text:s/>sudo npm start</text:p>
      <text:p text:style-name="code"><text:s text:c="3"/>22 <text:s/>cd /opt/zigbee2mqtt</text:p>
      <text:p text:style-name="code"><text:s text:c="3"/>23 <text:s/>sudo npm start</text:p>
      <text:p text:style-name="code"><text:s text:c="3"/>24 <text:s/>nano /opt/zigbee2mqtt/data/configuration.yaml</text:p>
      <text:p text:style-name="code"><text:s text:c="3"/>25 <text:s/>fg</text:p>
      <text:p text:style-name="code"><text:s text:c="3"/>26 <text:s/>nano /opt/zigbee2mqtt/data/configuration.yaml</text:p>
      <text:p text:style-name="code"><text:s text:c="3"/>27 <text:s/>sudo reboot</text:p>
      <text:p text:style-name="code"><text:s text:c="3"/>28 <text:s/>cd /opt/zigbee2mqtt</text:p>
      <text:p text:style-name="code"><text:s text:c="3"/>29 <text:s/>sudo npm start</text:p>
      <text:p text:style-name="code"><text:s text:c="3"/>30 <text:s/>cd /opt/zigbee2mqtt</text:p>
      <text:p text:style-name="code"><text:s text:c="3"/>31 <text:s/>sudo npm start</text:p>
      <text:p text:style-name="code"><text:s text:c="3"/>32 <text:s/>nano /opt/zigbee2mqtt/data/configuration.yaml</text:p>
      <text:p text:style-name="code"><text:s text:c="3"/>33 <text:s/>cd /opt/zigbee2mqtt</text:p>
      <text:p text:style-name="code"><text:s text:c="3"/>34 <text:s/>sudo npm start</text:p>
      <text:p text:style-name="code"><text:s text:c="3"/>35 <text:s/>cd /opt/zigbee2mqtt</text:p>
      <text:p text:style-name="code"><text:s text:c="3"/>36 <text:s/>sudo npm start</text:p>
      <text:p text:style-name="code"><text:s text:c="3"/>37 <text:s/>sudo nano /etc/systemd/system/zigbee2mqtt.service</text:p>
      <text:p text:style-name="code"><text:s text:c="3"/>38 <text:s/>sudo systemctl start zigbee2mqtt</text:p>
      <text:p text:style-name="code"><text:s text:c="3"/>39 <text:s/>systemctl status zigbee2mqtt.service</text:p>
      <text:p text:style-name="code"><text:s text:c="3"/>40 <text:s/>sudo systemctl start zigbee2mqtt</text:p>
      <text:p text:style-name="code"><text:s text:c="3"/>41 <text:s/>systemctl status zigbee2mqtt.service</text:p>
      <text:p text:style-name="code"><text:s text:c="3"/>42 <text:s/>sudo nano /etc/systemd/system/zigbee2mqtt.service</text:p>
      <text:p text:style-name="code"><text:s text:c="3"/>43 <text:s/>systemctl status zigbee2mqtt.service</text:p>
      <text:p text:style-name="code"><text:s text:c="3"/>44 <text:s/>sudo journalctl -u zigbee2mqtt.service -f</text:p>
      <text:p text:style-name="code"><text:s text:c="3"/>45 <text:s/>ipconfig</text:p>
      <text:p text:style-name="code"><text:s text:c="3"/>46 <text:s/>ifconfig</text:p>
      <text:p text:style-name="code"><text:s text:c="3"/>47 <text:s/>history</text:p>
      <text:p text:style-name="code"><text:s text:c="3"/>48 <text:s/>sudo apt-get install perl libnet-ssleay-perl openssl libauthen-pam-perl libpam-runtime libio-pty-perl apt-show-versions python</text:p>
      <text:p text:style-name="code"><text:s text:c="3"/>49 <text:s/>sudo wget http://prdownloads.sourceforge.net/webadmin/webmin_1.953_all.deb</text:p>
      <text:p text:style-name="code"><text:s text:c="3"/>50 <text:s/>sudo dpkg --install webmin_1.953_all.deb</text:p>
      <text:p text:style-name="code"><text:s text:c="3"/>51 <text:s/>sudo journalctl -u zigbee2mqtt.service -f</text:p>
      <text:p text:style-name="code"><text:s text:c="3"/>52 <text:s/>sudo nano /etc/systemd/system/zigbee2mqtt.service</text:p>
      <text:p text:style-name="code"><text:s text:c="3"/>53 <text:s/>sudo journalctl -u zigbee2mqtt.service -f</text:p>
      <text:p text:style-name="code"><text:s text:c="3"/>54 <text:s/>cd /opt/zigbee2mqtt</text:p>
      <text:p text:style-name="code"><text:s text:c="3"/>55 <text:s/>nano /opt/zigbee2mqtt/data/configuration.yaml</text:p>
      <text:p text:style-name="code"><text:s text:c="3"/>56 <text:s/>sudo systemctl restart zigbee2mqtt</text:p>
      <text:p text:style-name="code"><text:s text:c="3"/>57 <text:s/>sudo journalctl -u zigbee2mqtt.service -f</text:p>
      <text:p text:style-name="code"><text:s text:c="3"/>58 <text:s/>nano /opt/zigbee2mqtt/data/configuration.yaml</text:p>
      <text:p text:style-name="code"><text:s text:c="3"/>59 <text:s/>sudo journalctl -u zigbee2mqtt.service -f</text:p>
      <text:p text:style-name="code"><text:s text:c="3"/>60 <text:s/>nano /opt/zigbee2mqtt/data/configuration.yaml</text:p>
      <text:p text:style-name="code"><text:soft-page-break/><text:s text:c="3"/>61 <text:s/>sudo journalctl -u zigbee2mqtt.service -f</text:p>
      <text:p text:style-name="code"><text:s text:c="3"/>62 <text:s/>nano /opt/zigbee2mqtt/data/configuration.yaml</text:p>
      <text:p text:style-name="code"><text:s text:c="3"/>63 <text:s/>sudo journalctl -u zigbee2mqtt.service -f</text:p>
      <text:p text:style-name="code"><text:s text:c="3"/>64 <text:s/>sudo systemctl restart zigbee2mqtt</text:p>
      <text:p text:style-name="code"><text:s text:c="3"/>65 <text:s/>sudo journalctl -u zigbee2mqtt.service -f</text:p>
      <text:p text:style-name="code"><text:s text:c="3"/>66 <text:s/>sudo systemctl restart zigbee2mqtt</text:p>
      <text:p text:style-name="code"><text:s text:c="3"/>67 <text:s/>sudo journalctl -u zigbee2mqtt.service -f</text:p>
      <text:p text:style-name="code"><text:s text:c="3"/>68 <text:s/>nano /opt/zigbee2mqtt/data/configuration.yaml</text:p>
      <text:p text:style-name="code"><text:s text:c="3"/>69 <text:s/>sudo systemctl restart zigbee2mqtt</text:p>
      <text:p text:style-name="code"><text:s text:c="3"/>70 <text:s/>sudo journalctl -u zigbee2mqtt.service -f</text:p>
      <text:p text:style-name="code"><text:s text:c="3"/>71 <text:s/>sudo nano /etc/systemd/system/zigbee2mqtt.service</text:p>
      <text:p text:style-name="code"><text:s text:c="3"/>72 <text:s/>nano /opt/zigbee2mqtt/data/configuration.yaml</text:p>
      <text:p text:style-name="code"><text:s text:c="3"/>73 <text:s/>fg</text:p>
      <text:p text:style-name="code"><text:s text:c="3"/>74 <text:s/>nano /opt/zigbee2mqtt/data/configuration.yaml</text:p>
      <text:p text:style-name="code"><text:s text:c="3"/>75 <text:s/>sudo journalctl -u zigbee2mqtt.service -f</text:p>
      <text:p text:style-name="code"><text:s text:c="3"/>76 <text:s/>nano /opt/zigbee2mqtt/data/configuration.yaml</text:p>
      <text:p text:style-name="code"><text:s text:c="3"/>77 <text:s/>sudo journalctl -u zigbee2mqtt.service -f</text:p>
      <text:p text:style-name="code"><text:s text:c="3"/>78 <text:s/>nano /opt/zigbee2mqtt/data/configuration.yaml</text:p>
      <text:p text:style-name="code"><text:s text:c="3"/>79 <text:s/>sudo systemctl restart zigbee2mqtt</text:p>
      <text:p text:style-name="code"><text:s text:c="3"/>80 <text:s/>sudo journalctl -u zigbee2mqtt.service -f</text:p>
      <text:p text:style-name="code"><text:s text:c="3"/>81 <text:s/>sudo shutdown</text:p>
      <text:p text:style-name="code"><text:s text:c="3"/>82 <text:s/>ls</text:p>
      <text:p text:style-name="code"><text:s text:c="3"/>83 <text:s/>cd flash_cc2531</text:p>
      <text:p text:style-name="code"><text:s text:c="3"/>84 <text:s/>./cc_chipid</text:p>
      <text:p text:style-name="code"><text:s text:c="3"/>85 <text:s/>wget https://github.com/Koenkk/Z-Stack-firmware/blob/master/router/CC2530_CC2591/bin/CC2530_CC2591_router_2019_02.zip</text:p>
      <text:p text:style-name="code"><text:s text:c="3"/>86 <text:s/>unzip CC2530_CC2591_router_2019_02.zip</text:p>
      <text:p text:style-name="code"><text:s text:c="3"/>87 <text:s/>wget https://github.com/Koenkk/Z-Stack-firmware/blob/master/router/CC2530_CC2591/bin/CC2530_CC2591_router_2019_02.zip</text:p>
      <text:p text:style-name="code"><text:s text:c="3"/>88 <text:s/>sudo unzip CC2530_CC2591_router_2019_02.zip</text:p>
      <text:p text:style-name="code"><text:s text:c="3"/>89 <text:s/>wget https://github.com/Koenkk/Z-Stack-firmware/raw/master/router/CC2530_CC2591/bin/CC2530_CC2591_router_2019_02.zip</text:p>
      <text:p text:style-name="code"><text:s text:c="3"/>90 <text:s/>unzip https://github.com/Koenkk/Z-Stack-firmware/raw/master/router/CC2530_CC2591/bin/CC2530_CC2591_router_2019_02.zip</text:p>
      <text:p text:style-name="code"><text:s text:c="3"/>91 <text:s/>unzip CC2530_CC2591_router_2019_02.zip</text:p>
      <text:p text:style-name="code"><text:s text:c="3"/>92 <text:s/>ls</text:p>
      <text:p text:style-name="code"><text:s text:c="3"/>93 <text:s/>./cc_erase</text:p>
      <text:p text:style-name="code"><text:s text:c="3"/>94 <text:s/>./cc_write router-cc2530-cc2591-std.hex</text:p>
      <text:p text:style-name="code"><text:s text:c="3"/>95 <text:s/>sudo journalctl -u zigbee2mqtt.service -f</text:p>
      <text:p text:style-name="code"><text:s text:c="3"/>96 <text:s/>sudo systemctl restart zigbee2mqtt</text:p>
      <text:p text:style-name="code"><text:s text:c="3"/>97 <text:s/>sudo journalctl -u zigbee2mqtt.service -f</text:p>
      <text:p text:style-name="code"><text:s text:c="3"/>98 <text:s/>sudo shutdown</text:p>
      <text:p text:style-name="code"><text:s text:c="3"/>99 <text:s/>sudo journalctl -u zigbee2mqtt.service -f</text:p>
      <text:p text:style-name="code"><text:s text:c="2"/>100 <text:s/>sudo systemctl restart zigbee2mqtt</text:p>
      <text:p text:style-name="code"><text:s text:c="2"/>101 <text:s/>sudo journalctl -u zigbee2mqtt.service -f</text:p>
      <text:p text:style-name="code"><text:s text:c="2"/>102 <text:s/>sudo systemctl restart zigbee2mqtt</text:p>
      <text:p text:style-name="code"><text:s text:c="2"/>103 <text:s/>sudo journalctl -u zigbee2mqtt.service -f</text:p>
      <text:p text:style-name="code"><text:s text:c="2"/>104 <text:s/>sudo systemctl restart zigbee2mqtt</text:p>
      <text:p text:style-name="code"><text:s text:c="2"/>105 <text:s/>sudo journalctl -u zigbee2mqtt.service -f</text:p>
      <text:p text:style-name="code"><text:s text:c="2"/>106 <text:s/>sudo systemctl restart zigbee2mqtt</text:p>
      <text:p text:style-name="code"><text:s text:c="2"/>107 <text:s/>sudo journalctl -u zigbee2mqtt.service -f</text:p>
      <text:p text:style-name="code"><text:s text:c="2"/>108 <text:s/>sudo systemctl stop zigbee2mqtt</text:p>
      <text:p text:style-name="code"><text:s text:c="2"/>109 <text:s/>sudo systemctl restart zigbee2mqtt</text:p>
      <text:p text:style-name="code"><text:s text:c="2"/>110 <text:s/>sudo journalctl -u zigbee2mqtt.service -f</text:p>
      <text:p text:style-name="code"><text:s text:c="2"/>111 <text:s/>sudo systemctl restart zigbee2mqtt</text:p>
      <text:p text:style-name="code"><text:s text:c="2"/>112 <text:s/>sudo journalctl -u zigbee2mqtt.service -f</text:p>
      <text:p text:style-name="code"><text:s text:c="2"/>113 <text:s/>nano /opt/zigbee2mqtt/data/configuration.yaml</text:p>
      <text:p text:style-name="code"><text:s text:c="2"/>114 <text:s/>sudo systemctl restart zigbee2mqtt</text:p>
      <text:p text:style-name="code"><text:s text:c="2"/>115 <text:s/>sudo journalctl -u zigbee2mqtt.service -f</text:p>
      <text:p text:style-name="code"><text:s text:c="2"/>116 <text:s/>nano /opt/zigbee2mqtt/data/configuration.yaml</text:p>
      <text:p text:style-name="code"><text:s text:c="2"/>117 <text:s/>sudo systemctl restart zigbee2mqtt</text:p>
      <text:p text:style-name="code"><text:s text:c="2"/>118 <text:s/>sudo journalctl -u zigbee2mqtt.service -f</text:p>
      <text:p text:style-name="code"><text:s text:c="2"/>119 <text:s/>sudo systemctl restart zigbee2mqtt</text:p>
      <text:p text:style-name="code"><text:s text:c="2"/>120 <text:s/>sudo journalctl -u zigbee2mqtt.service -f</text:p>
      <text:p text:style-name="code"><text:s text:c="2"/>121 <text:s/>exit</text:p>
      <text:p text:style-name="code"><text:s text:c="2"/>122 <text:s/>sudo journalctl -u zigbee2mqtt.service -f</text:p>
      <text:p text:style-name="code"><text:s text:c="2"/>123 <text:s/>sudo systemctl restart zigbee2mqtt</text:p>
      <text:p text:style-name="code"><text:s text:c="2"/>124 <text:s/>sudo journalctl -u zigbee2mqtt.service -f</text:p>
      <text:p text:style-name="code"><text:s text:c="2"/>125 <text:s/>sudo nano /etc/systemd/system/zigbee2mqtt.service</text:p>
      <text:p text:style-name="code"><text:s text:c="2"/>126 <text:s/>systemctl status zigbee2mqtt.service</text:p>
      <text:p text:style-name="code"><text:s text:c="2"/>127 <text:s/>sudo systemctl enable zigbee2mqtt.service</text:p>
      <text:p text:style-name="code"><text:s text:c="2"/>128 <text:s/>nano /opt/zigbee2mqtt/data/configuration.yaml</text:p>
      <text:p text:style-name="code"><text:s text:c="2"/>129 <text:s/>history</text:p>
      <text:p text:style-name="code">pi@pi3b:~ $ </text:p>
      <text:p text:style-name="P28"/>
      <text:p text:style-name="P28"><text:soft-page-break/></text:p>
      <text:p text:style-name="code"><text:span text:style-name="T11">pi@pi3b</text:span><text:span text:style-name="T2">:</text:span><text:span text:style-name="T12">~ $</text:span><text:span text:style-name="T2"> nano /opt/zigbee2mqtt/data/configuration.yaml^C</text:span><text:line-break/><text:line-break/>homeassistant: false</text:p>
      <text:p text:style-name="code">permit_join: true</text:p>
      <text:p text:style-name="code">mqtt:</text:p>
      <text:p text:style-name="code"><text:s text:c="2"/>base_topic: zigbee2mqtt</text:p>
      <text:p text:style-name="code"><text:s text:c="2"/>server: 'mqtt://192.168.0.200'</text:p>
      <text:p text:style-name="code">serial:</text:p>
      <text:p text:style-name="code"><text:s text:c="2"/>port: /dev/ttyACM0</text:p>
      <text:p text:style-name="code">advanced:</text:p>
      <text:p text:style-name="code"><text:s text:c="2"/>network_key:</text:p>
      <text:p text:style-name="code"><text:s text:c="4"/>- 6</text:p>
      <text:p text:style-name="code"><text:s text:c="4"/>- 150</text:p>
      <text:p text:style-name="code"><text:s text:c="4"/>- 194</text:p>
      <text:p text:style-name="code"><text:s text:c="4"/>- 179</text:p>
      <text:p text:style-name="code"><text:s text:c="4"/>- 21</text:p>
      <text:p text:style-name="code"><text:s text:c="4"/>- 79</text:p>
      <text:p text:style-name="code"><text:s text:c="4"/>- 144</text:p>
      <text:p text:style-name="code"><text:s text:c="4"/>- 237</text:p>
      <text:p text:style-name="code"><text:s text:c="4"/>- 32</text:p>
      <text:p text:style-name="code"><text:s text:c="4"/>- 45</text:p>
      <text:p text:style-name="code"><text:s text:c="4"/>- 155</text:p>
      <text:p text:style-name="code"><text:s text:c="4"/>- 250</text:p>
      <text:p text:style-name="code"><text:s text:c="4"/>- 191</text:p>
      <text:p text:style-name="code"><text:s text:c="4"/>- 124</text:p>
      <text:p text:style-name="code"><text:s text:c="4"/>- 85</text:p>
      <text:p text:style-name="code"><text:s text:c="4"/>- 109</text:p>
      <text:p text:style-name="code">devices:</text:p>
      <text:p text:style-name="code"><text:s text:c="2"/>'0x000b57fffebe2091':</text:p>
      <text:p text:style-name="code"><text:s text:c="4"/>friendly_name: ikeabulb01</text:p>
      <text:p text:style-name="code"><text:s text:c="2"/>'0x14b457fffe3f625d':</text:p>
      <text:p text:style-name="code"><text:s text:c="4"/>friendly_name: ikearemote01</text:p>
      <text:p text:style-name="code"><text:s text:c="2"/>'0x000b57fffebb2777':</text:p>
      <text:p text:style-name="code"><text:s text:c="4"/>friendly_name: ikeabulb02</text:p>
      <text:p text:style-name="code"><text:s text:c="2"/>'0x14b457fffe2e9489':</text:p>
      <text:p text:style-name="code"><text:s text:c="4"/>friendly_name: ikeacolourbulb01</text:p>
      <text:p text:style-name="code"><text:s text:c="2"/>'0x14b457fffe3bf669':</text:p>
      <text:p text:style-name="code"><text:s text:c="4"/>friendly_name: ikeacolourbulb02</text:p>
      <text:p text:style-name="code"><text:s text:c="2"/>'0x00158d0003fb1bdb':</text:p>
      <text:p text:style-name="code"><text:s text:c="4"/>friendly_name: THSensor01</text:p>
      <text:p text:style-name="code"><text:s text:c="2"/>'0x00158d00053f5d8d':</text:p>
      <text:p text:style-name="code"><text:s text:c="4"/>friendly_name: THPSensor01</text:p>
      <text:p text:style-name="code"><text:s text:c="2"/>'0x00158d00044502cd':</text:p>
      <text:p text:style-name="code"><text:s text:c="4"/>friendly_name: THSensor02</text:p>
      <text:p text:style-name="code"><text:s text:c="2"/>'0x00158d000418d6e5':</text:p>
      <text:p text:style-name="code"><text:s text:c="4"/>friendly_name: THSensor03</text:p>
      <text:p text:style-name="code"><text:s text:c="2"/>'0x00158d000445912d':</text:p>
      <text:p text:style-name="code"><text:s text:c="4"/>friendly_name: THSensor04</text:p>
      <text:p text:style-name="code"><text:s text:c="2"/>'0x00124b001fc64f9f':</text:p>
      <text:p text:style-name="code"><text:s text:c="4"/>friendly_name: router01</text:p>
      <text:p text:style-name="code"><text:s text:c="2"/>'0x00158d00052d3567':</text:p>
      <text:p text:style-name="code"><text:s text:c="4"/>friendly_name: pir01</text:p>
      <text:p text:style-name="code"><text:s text:c="2"/>'0x00158d0005228468':</text:p>
      <text:p text:style-name="code"><text:s text:c="4"/>friendly_name: contact01</text:p>
      <text:p text:style-name="code"><text:s text:c="2"/>'0x00158d00052bd384':</text:p>
      <text:p text:style-name="code"><text:s text:c="4"/>friendly_name: pir02</text:p>
      <text:p text:style-name="code"><text:s text:c="2"/>'0x00158d000522a84f':</text:p>
      <text:p text:style-name="code"><text:s text:c="4"/>friendly_name: contact02</text:p>
      <text:p text:style-name="code"/>
      <text:p text:style-name="P31"/>
      <text:p text:style-name="P32">had to change port to work</text:p>
      <text:p text:style-name="P32"><text:a xlink:type="simple" xlink:href="https://sensorsiot.github.io/IOTstack/Zigbee2MQTT/" text:style-name="Internet_20_link" text:visited-style-name="Visited_20_Internet_20_Link">https://sensorsiot.github.io/IOTstack/Zigbee2MQTT/</text:a></text:p>
      <text:p text:style-name="P32">If you get a startup failure open the docker-compose.yml file and under zigbee2mqtt change this:</text:p>
      <text:p text:style-name="Preformatted_20_Text"><text:bookmark text:name="__code_0"/><text:span text:style-name="Source_20_Text"><text:s/>devices:</text:span></text:p>
      <text:p text:style-name="Preformatted_20_Text"><text:soft-page-break/><text:span text:style-name="Source_20_Text"><text:s text:c="6"/>- /dev/ttyAMA0:/dev/ttyACM0</text:span></text:p>
      <text:p text:style-name="P9"><text:span text:style-name="Source_20_Text"><text:s text:c="6"/>#- /dev/ttyACM0:/dev/ttyACM0</text:span></text:p>
      <text:p text:style-name="Text_20_body">to </text:p>
      <text:p text:style-name="Preformatted_20_Text"><text:bookmark text:name="__code_1"/><text:span text:style-name="Source_20_Text"><text:s/>devices:</text:span></text:p>
      <text:p text:style-name="Preformatted_20_Text"><text:span text:style-name="Source_20_Text"><text:s text:c="6"/>#- /dev/ttyAMA0:/dev/ttyACM0</text:span></text:p>
      <text:p text:style-name="P9"><text:span text:style-name="Source_20_Text"><text:s text:c="6"/>- /dev/ttyACM0:/dev/ttyACM0</text:span></text:p>
      <text:p text:style-name="Text_20_body">and run docker-compose up -d again</text:p>
      <text:p text:style-name="P33">check z2m logs</text:p>
      <text:p text:style-name="P33">re interview devices</text:p>
      <text:p text:style-name="P33"/>
      <text:p text:style-name="P33"/>
      <text:p text:style-name="P34">re interview router</text:p>
      <text:p text:style-name="P33"><text:a xlink:type="simple" xlink:href="https://github.com/Koenkk/Z-Stack-firmware/tree/master/router" text:style-name="Internet_20_link" text:visited-style-name="Visited_20_Internet_20_Link">https://github.com/Koenkk/Z-Stack-firmware/tree/master/router</text:a></text:p>
      <text:p text:style-name="P33"/>
      <text:h text:style-name="P52" text:outline-level="1">Re-pairing</text:h>
      <text:p text:style-name="Text_20_body">CC2530, CC2531: Power on, wait 2 seconds, power off, repeat this cycle three times. CC2531: Power on, press and hold down the S2 button for 5 seconds.</text:p>
      <text:p text:style-name="code"/>
      <text:p text:style-name="code">Zigbee2MQTT:info <text:s/>2020-09-23 21:30:24: Device '0x00124b001fc64f9f' joined</text:p>
      <text:p text:style-name="code"/>
      <text:p text:style-name="code">Zigbee2MQTT:info <text:s/>2020-09-23 21:30:24: Starting interview of '0x00124b001fc64f9f'</text:p>
      <text:p text:style-name="code"/>
      <text:p text:style-name="code">Zigbee2MQTT:info <text:s/>2020-09-23 21:30:24: MQTT publish: topic 'zigbee2mqtt/bridge/log', payload '{"message":{"friendly_name":"0x00124b001fc64f9f"},"type":"device_connected"}'</text:p>
      <text:p text:style-name="code"/>
      <text:p text:style-name="code">Zigbee2MQTT:info <text:s/>2020-09-23 21:30:24: MQTT publish: topic 'zigbee2mqtt/bridge/log', payload '{"message":"interview_started","meta":{"friendly_name":"0x00124b001fc64f9f"},"type":"pairing"}'</text:p>
      <text:p text:style-name="code"/>
      <text:p text:style-name="code">Zigbee2MQTT:info <text:s/>2020-09-23 21:30:25: MQTT publish: topic 'zigbee2mqtt/bridge/log', payload '{"message":"announce","meta":{"friendly_name":"0x00124b001fc64f9f"},"type":"device_announced"}'</text:p>
      <text:p text:style-name="code"/>
      <text:p text:style-name="code">Zigbee2MQTT:info <text:s/>2020-09-23 21:30:34: MQTT publish: topic 'zigbee2mqtt/pir01', payload '{"battery":100,"illuminance":0,"illuminance_lux":0,"linkquality":0,"occupancy":false,"voltage":3025}'</text:p>
      <text:p text:style-name="code"/>
      <text:p text:style-name="code">Zigbee2MQTT:info <text:s/>2020-09-23 21:30:41: Successfully interviewed '0x00124b001fc64f9f', device has successfully been paired</text:p>
      <text:p text:style-name="code"/>
      <text:p text:style-name="code">Zigbee2MQTT:info <text:s/>2020-09-23 21:30:41: Device '0x00124b001fc64f9f' is supported, identified as: Custom devices (DiY) [CC2530 router](http://ptvo.info/cc2530-based-zigbee-coordinator-and-router-112/) (CC2530.ROUTER)</text:p>
      <text:p text:style-name="code"/>
      <text:p text:style-name="code">Zigbee2MQTT:info <text:s/>2020-09-23 21:30:41: MQTT publish: topic 'zigbee2mqtt/bridge/log', payload '{"message":"interview_successful","meta":{"description":"[CC2530 router](http://ptvo.info/cc2530-based-zigbee-coordinator-and-router-112/)","friendly_name":"0x00124b001fc64f9f","model":"CC2530.ROUTER","supported":true,"vendor":"Custom devices (DiY)"},"type":"pairing"}'</text:p>
      <text:p text:style-name="code"/>
      <text:p text:style-name="P42"/>
      <text:p text:style-name="P42"><text:soft-page-break/></text:p>
      <text:p text:style-name="P42">Gen custom network key</text:p>
      <text:p text:style-name="P32"><text:a xlink:type="simple" xlink:href="https://www.zigbee2mqtt.io/getting_started/running_zigbee2mqtt.html#3-configuring" text:style-name="Internet_20_link" text:visited-style-name="Visited_20_Internet_20_Link">https://www.zigbee2mqtt.io/getting_started/running_zigbee2mqtt.html#3-configuring</text:a></text:p>
      <text:p text:style-name="P32"/>
      <text:p text:style-name="P35">enable nfs support to share docker data volumes</text:p>
      <text:p text:style-name="P36">copy openhab conf and user folders</text:p>
      <text:p text:style-name="P36"/>
      <text:p text:style-name="P36">install jsr233 stuff on new docker openhab <text:span text:style-name="T15">maybe not</text:span></text:p>
      <text:p text:style-name="P36"/>
      <text:p text:style-name="P37">install/setup db</text:p>
      <text:p text:style-name="P37">openhab tries to acess a local 127.0.0.1 influxdb openhab_db</text:p>
      <text:p text:style-name="P37">set this up first</text:p>
      <text:p text:style-name="P37"/>
      <text:p text:style-name="P36"><text:span text:style-name="Strong_20_Emphasis">To back up everything:</text:span></text:p>
      <text:p text:style-name="P9"><text:span text:style-name="Source_20_Text">influxd backup -portable &lt;path-to-backup-</text:span><text:span text:style-name="Source_20_Text"><text:span text:style-name="T16">to</text:span></text:span><text:span text:style-name="Source_20_Text">&gt;</text:span></text:p>
      <text:p text:style-name="P10"><text:span text:style-name="Source_20_Text"><text:span text:style-name="T16">in openhabian</text:span></text:span></text:p>
      <text:p text:style-name="P10"><text:span text:style-name="Source_20_Text"><text:span text:style-name="T16">influxd backup -portable </text:span></text:span></text:p>
      <text:p text:style-name="P5"><text:span text:style-name="Source_20_Text">influxd restore -portable path-to-backup</text:span><text:span text:style-name="Source_20_Text"><text:span text:style-name="T16">to</text:span></text:span></text:p>
      <text:p text:style-name="P5"><text:span text:style-name="Source_20_Text"/></text:p>
      <text:p text:style-name="P38">zip download upload to contaner root</text:p>
      <text:p text:style-name="P38">cd to container dir</text:p>
      <text:p text:style-name="P38">/var/lib/influxdb# influxd restore -portable ibackups</text:p>
      <text:p text:style-name="P39">in oh container</text:p>
      <text:p text:style-name="code">root@iotstack:# </text:p>
      <text:p text:style-name="code">tail -f /openhab/userdata/logs/openhab.log</text:p>
      <text:p text:style-name="P39"/>
      <text:p text:style-name="P39"/>
      <text:p text:style-name="P39"><text:soft-page-break/>2020-09-26 00:25:48.593 [INFO ] [me.core.service.AbstractWatchService] - ScriptEngine for py not available</text:p>
      <text:h text:style-name="P53" text:outline-level="3"><text:a xlink:type="simple" xlink:href="https://hub.docker.com/r/openhab/openhab/#accessing-the-console" text:style-name="Internet_20_link" text:visited-style-name="Visited_20_Internet_20_Link">https://hub.docker.com/r/openhab/openhab/#accessing-the-console</text:a></text:h>
      <text:h text:style-name="P53" text:outline-level="3">Accessing the console</text:h>
      <text:p text:style-name="Text_20_body">You can connect to a console of an already running openHAB container with following command:</text:p>
      <text:p text:style-name="code"><text:span text:style-name="Source_20_Text">docker ps</text:span> - lists all your currently running container </text:p>
      <text:p text:style-name="P70"><text:span text:style-name="Source_20_Text"><text:span text:style-name="T24">docker exec -it openhab /openhab/runtime/bin/client -p habopen</text:span></text:span></text:p>
      <text:p text:style-name="P70"><text:s/>- connect to openHAB container by name</text:p>
      <text:p text:style-name="Text_20_body"/>
      <text:p text:style-name="code">openhab&gt; log:tail</text:p>
      <text:p text:style-name="P39"/>
      <text:p text:style-name="P38"/>
      <text:p text:style-name="P38"><text:a xlink:type="simple" xlink:href="https://openhab-scripters.github.io/openhab-helper-libraries/Getting%20Started/Docker.html" text:style-name="Internet_20_link" text:visited-style-name="Visited_20_Internet_20_Link">https://openhab-scripters.github.io/openhab-helper-libraries/Getting%20Started/Docker.html</text:a></text:p>
      <text:p text:style-name="P40">set extra java opts – pay special attention to jarv 2.7.2 not 2.7.0</text:p>
      <text:p text:style-name="P40"/>
      <text:p text:style-name="P40">in</text:p>
      <text:p text:style-name="code"><text:span text:style-name="T6">/home/pi/IOTstack/do</text:span><text:span text:style-name="T7">c</text:span><text:span text:style-name="T6">ker-compose.yml</text:span></text:p>
      <text:p text:style-name="P41">investigate adding another way eg via options file</text:p>
      <text:p text:style-name="code">[pi@openhabian ~]# sudo systemctl stop openhab2.service</text:p>
      <text:p text:style-name="P41"/>
      <text:p text:style-name="P41"/>
      <text:p text:style-name="P41"><text:a xlink:type="simple" xlink:href="https://sensorsiot.github.io/IOTstack/Custom/" text:style-name="Internet_20_link" text:visited-style-name="Visited_20_Internet_20_Link">https://sensorsiot.github.io/IOTstack/Custom/</text:a></text:p>
      <text:p text:style-name="P41"><text:span text:style-name="Source_20_Text">compose-override.yml</text:span></text:p>
      <text:p text:style-name="code"><text:soft-page-break/><text:span text:style-name="Source_20_Text">services:</text:span></text:p>
      <text:p text:style-name="code"><text:span text:style-name="Source_20_Text"><text:s text:c="2"/>openhab:</text:span></text:p>
      <text:p text:style-name="code"><text:span text:style-name="Source_20_Text"><text:s text:c="4"/>environment:</text:span></text:p>
      <text:p text:style-name="code"><text:span text:style-name="Source_20_Text"><text:s text:c="6"/>EXTRA_JAVA_OPTS: "-Duser.timezone=Europe/Berlin"</text:span></text:p>
      <text:p text:style-name="code"><text:span text:style-name="Source_20_Text"><text:s text:c="6"/>EXTRA_JAVA_OPTS: "-Xbootclasspath/a:/openhab/conf/automation/jython/jython-standalone-2.7.2.jar -Dpython.home=/openhab/conf/automation/jython -Dpython.path=/openhab/conf/automation/lib/python"</text:span></text:p>
      <text:p text:style-name="code"><text:span text:style-name="Source_20_Text"><text:s text:c="3"/></text:span></text:p>
      <text:p text:style-name="Text_20_body"><text:span text:style-name="Source_20_Text"/></text:p>
      <text:p text:style-name="P43"><text:span text:style-name="Source_20_Text"><text:span text:style-name="T17">backup docker vols to remote</text:span></text:span></text:p>
      <text:p text:style-name="P6"><text:span text:style-name="Source_20_Text">sudo apt install rsync</text:span></text:p>
      <text:p text:style-name="P43"><text:span text:style-name="Source_20_Text"/></text:p>
      <text:p text:style-name="P44"><text:span text:style-name="Source_20_Text"><text:span text:style-name="T18">command</text:span></text:span></text:p>
      <text:p text:style-name="P44"><text:span text:style-name="Source_20_Text"><text:span text:style-name="T18">from iotstack</text:span></text:span></text:p>
      <text:p text:style-name="code"><text:span text:style-name="Source_20_Text">rsync -a /home/pi/IOTstack/backups/ </text:span><text:span text:style-name="Source_20_Text"><text:span text:style-name="T18">pi</text:span></text:span><text:span text:style-name="Source_20_Text">@</text:span><text:span text:style-name="Source_20_Text"><text:span text:style-name="T19">192.168.0.110</text:span></text:span><text:span text:style-name="Source_20_Text">:/srv/dev-disk-by-id-usb-USB3.0_HDD_Docking_Station_201909220000000044-0-1-part1/currentbackups/iotstack_backups</text:span></text:p>
      <text:p text:style-name="P44"><text:span text:style-name="Source_20_Text"/></text:p>
      <text:p text:style-name="P44"><text:span text:style-name="Source_20_Text"/></text:p>
      <text:p text:style-name="P45"><text:span text:style-name="Source_20_Text"><text:span text:style-name="T20">test manually</text:span></text:span></text:p>
      <text:p text:style-name="P45"><text:span text:style-name="Source_20_Text"><text:span text:style-name="T20">set up ssh key to backup without prompt </text:span></text:span><text:span text:style-name="Source_20_Text"><text:span text:style-name="T21">as root – sudo su</text:span></text:span></text:p>
      <text:p text:style-name="P45"><text:a xlink:type="simple" xlink:href="https://linuxize.com/post/how-to-transfer-files-with-rsync-over-ssh/" text:style-name="Internet_20_link" text:visited-style-name="Visited_20_Internet_20_Link"><text:span text:style-name="Source_20_Text">https://linuxize.com/post/how-to-transfer-files-with-rsync-over-ssh/</text:span></text:a></text:p>
      <text:p text:style-name="P46"><text:span text:style-name="Source_20_Text"><text:span text:style-name="T22">add to docker_backup.sh</text:span></text:span></text:p>
      <text:p text:style-name="P46"><text:span text:style-name="Source_20_Text"/></text:p>
      <text:p text:style-name="code"><text:span text:style-name="Source_20_Text">#copy backups to remote backup on network</text:span></text:p>
      <text:p text:style-name="code"><text:span text:style-name="Source_20_Text">echo "Copying ~/IOTstack/backups to 192.168.0.110 /srv/dev-disk-by-id-usb-USB3.0_HDD_Docking_Station_201909220000000044-0-1-part1/currentbackups/iotstack_backups"</text:span></text:p>
      <text:p text:style-name="code"><text:span text:style-name="Source_20_Text">sudo rsync -av --delete /home/pi/IOTstack/backups/ pi@192.168.0.110:/srv/dev-disk-by-id-usb-USB3.0_HDD_Docking_Station_201909220000000044-0-1-part1/currentbackups/iotstack_backups</text:span></text:p>
      <text:h text:style-name="P54" text:outline-level="4"><text:bookmark text:name="drobox-uploader"/><text:span text:style-name="Source_20_Text">Drobox-Uploader</text:span></text:h>
      <text:p text:style-name="Text_20_body">The backup tests for a file called <text:span text:style-name="Source_20_Text">~/IOTstack/backups/dropbox</text:span>, if it is present it will upload to dropbox. To disable dropbox upload delete the file. To enable run <text:span text:style-name="Source_20_Text">sudo touch ~/IOTstack/backups/dropbox</text:span></text:p>
      <text:p text:style-name="P45"><text:span text:style-name="Source_20_Text"/></text:p>
      <text:p text:style-name="P47"><text:span text:style-name="Source_20_Text"><text:span text:style-name="T39">view openhab logs tail</text:span></text:span></text:p>
      <text:p text:style-name="P47"><text:span text:style-name="Source_20_Text"><text:span text:style-name="T23">on dev machine</text:span></text:span></text:p>
      <text:p text:style-name="P47"><text:soft-page-break/><text:span text:style-name="Source_20_Text"><text:span text:style-name="T23">ssh </text:span></text:span><text:a xlink:type="simple" xlink:href="mailto:pi@192.168.0.100" text:style-name="Internet_20_link" text:visited-style-name="Visited_20_Internet_20_Link"><text:span text:style-name="Source_20_Text"><text:span text:style-name="T23">pi@192.168.0.100</text:span></text:span></text:a></text:p>
      <text:p text:style-name="P62"><text:span text:style-name="Source_20_Text"><text:span text:style-name="T25">docker exec -it openhab /openhab/runtime/bin/client -p habopen</text:span></text:span><text:span text:style-name="Source_20_Text"><text:span text:style-name="T5"><text:line-break/></text:span></text:span></text:p>
      <text:p text:style-name="P48"><text:span text:style-name="Source_20_Text"><text:span text:style-name="T26">log:tail</text:span></text:span></text:p>
      <text:p text:style-name="P48"><text:span text:style-name="Source_20_Text"/></text:p>
      <text:p text:style-name="P48"><text:span text:style-name="Source_20_Text"><text:span text:style-name="T27">#####################################################</text:span></text:span></text:p>
      <text:p text:style-name="P48"><text:span text:style-name="Source_20_Text"><text:span text:style-name="T27"># Backup Grafana</text:span></text:span></text:p>
      <text:p text:style-name="P48"><text:span text:style-name="Source_20_Text"><text:span text:style-name="T27">#####################################################</text:span></text:span></text:p>
      <text:p text:style-name="P48"><text:span text:style-name="Source_20_Text"><text:span text:style-name="T27">echo "+-+-+-+-+-+-+ Grafana Backup +-+-+-+-+-+-+-+-+"</text:span></text:span></text:p>
      <text:p text:style-name="P48"><text:span text:style-name="Source_20_Text"><text:span text:style-name="T27">#Stop Grafana service</text:span></text:span></text:p>
      <text:p text:style-name="P48"><text:span text:style-name="Source_20_Text"><text:span text:style-name="T27">sudo systemctl stop grafana-server</text:span></text:span></text:p>
      <text:p text:style-name="P48"><text:span text:style-name="Source_20_Text"><text:span text:style-name="T27">#Backing up ini file</text:span></text:span></text:p>
      <text:p text:style-name="P48"><text:span text:style-name="Source_20_Text"><text:span text:style-name="T27">mkdir /var/lib/openhab2/backups/tmp_grafana/</text:span></text:span></text:p>
      <text:p text:style-name="P48"><text:span text:style-name="Source_20_Text"><text:span text:style-name="T27">mkdir /var/lib/openhab2/backups/tmp_grafana/$DATE/</text:span></text:span></text:p>
      <text:p text:style-name="P48"><text:span text:style-name="Source_20_Text"><text:span text:style-name="T27">sudo cp -arv /etc/grafana/grafana.ini /var/lib/openhab2/backups/tmp_grafana/$DATE/grafana.ini</text:span></text:span></text:p>
      <text:p text:style-name="P48"><text:span text:style-name="Source_20_Text"><text:span text:style-name="T27">#Backing up a database</text:span></text:span></text:p>
      <text:p text:style-name="P48"><text:span text:style-name="Source_20_Text"><text:span text:style-name="T27">sudo cp -arv /var/lib/grafana/grafana.db /var/lib/openhab2/backups/tmp_grafana/$DATE/grafana.db</text:span></text:span></text:p>
      <text:p text:style-name="P48"><text:span text:style-name="Source_20_Text"><text:span text:style-name="T27">#Start Grafana service</text:span></text:span></text:p>
      <text:p text:style-name="P48"><text:span text:style-name="Source_20_Text"><text:span text:style-name="T27">sudo systemctl start grafana-server</text:span></text:span></text:p>
      <text:p text:style-name="P48"><text:span text:style-name="Source_20_Text"><text:span text:style-name="T27">#Create Zip File</text:span></text:span></text:p>
      <text:p text:style-name="P48"><text:span text:style-name="Source_20_Text"><text:span text:style-name="T27">cd /var/lib/openhab2/backups/tmp_grafana/$DATE</text:span></text:span></text:p>
      <text:p text:style-name="P48"><text:span text:style-name="Source_20_Text"><text:span text:style-name="T27">sudo zip -r /var/lib/openhab2/backups/grafana-backup-$DATE.zip ./*</text:span></text:span></text:p>
      <text:p text:style-name="P48"><text:span text:style-name="Source_20_Text"><text:span text:style-name="T27">#delete tmp folder</text:span></text:span></text:p>
      <text:p text:style-name="P48"><text:span text:style-name="Source_20_Text"><text:span text:style-name="T27">rm -rf /var/lib/openhab2/backups/tmp_grafana</text:span></text:span></text:p>
      <text:p text:style-name="P49"><text:span text:style-name="Source_20_Text"><text:span text:style-name="T28">==================================================</text:span></text:span></text:p>
      <text:p text:style-name="P47"><text:span text:style-name="Source_20_Text"><text:span text:style-name="T28">grafana </text:span></text:span><text:a xlink:type="simple" xlink:href="http://iotstack.local:3000/login" text:style-name="Internet_20_link" text:visited-style-name="Visited_20_Internet_20_Link"><text:span text:style-name="Source_20_Text"><text:span text:style-name="T27">http://iotstack.local:3000/login</text:span></text:span></text:a></text:p>
      <text:p text:style-name="P49"><text:span text:style-name="Source_20_Text"><text:span text:style-name="T28">u: admin</text:span></text:span></text:p>
      <text:p text:style-name="P49"><text:span text:style-name="Source_20_Text"><text:span text:style-name="T28">p: grafana</text:span></text:span></text:p>
      <text:p text:style-name="P49"><text:a xlink:type="simple" xlink:href="https://sensorsiot.github.io/IOTstack/Containers/Grafana/" text:style-name="Internet_20_link" text:visited-style-name="Visited_20_Internet_20_Link"><text:span text:style-name="Source_20_Text"><text:span text:style-name="T28">https://sensorsiot.github.io/IOTstack/Containers/Grafana/</text:span></text:span></text:a></text:p>
      <text:p text:style-name="P49"><text:span text:style-name="Source_20_Text"><text:span text:style-name="T28">".ini" format is not really appropriate in a Docker context. Instead, you use environment variables to override Docker's settings. Environment variables are placed in </text:span></text:span><text:span text:style-name="Source_20_Text"><text:span text:style-name="Emphasis"><text:span text:style-name="T28">~/IOTstack/services/grafana/grafana.env</text:span></text:span></text:span><text:span text:style-name="Source_20_Text"><text:span text:style-name="T28">.</text:span></text:span></text:p>
      <text:p text:style-name="Text_20_body">You need to convert ".ini" format to environment variable syntax. The rules are:</text:p>
      <text:list xml:id="list1894798676" text:style-name="L5">
        <text:list-item>
          <text:p text:style-name="P68">Start with "GF_", then </text:p>
        </text:list-item>
        <text:list-item>
          <text:p text:style-name="P68">Append the [section name], replacing any periods with underscores, then </text:p>
        </text:list-item>
        <text:list-item>
          <text:p text:style-name="P68">Append the section key "as is", then </text:p>
        </text:list-item>
        <text:list-item>
          <text:p text:style-name="P68">Append an "=", then </text:p>
        </text:list-item>
        <text:list-item>
          <text:p text:style-name="P61">Append the right hand side in quotes. </text:p>
        </text:list-item>
      </text:list>
      <text:p text:style-name="Text_20_body"><text:soft-page-break/>Applying those rules gets you:</text:p>
      <text:p text:style-name="Preformatted_20_Text"><text:bookmark text:name="__code_6"/><text:span text:style-name="Source_20_Text">GF_AUTH_ANONYMOUS_ENABLED="true"</text:span></text:p>
      <text:p text:style-name="Preformatted_20_Text"><text:span text:style-name="Source_20_Text">GF_AUTH_ANONYMOUS_ORG_NAME="Main Org."</text:span></text:p>
      <text:p text:style-name="P9"><text:span text:style-name="Source_20_Text">GF_AUTH_ANONYMOUS_ORG_ROLE="Viewer"</text:span></text:p>
      <text:p text:style-name="P49"><text:span text:style-name="Source_20_Text"><text:span text:style-name="T28">After you have changed </text:span></text:span><text:span text:style-name="Source_20_Text"><text:span text:style-name="Emphasis"><text:span text:style-name="T28">~/IOTstack/services/grafana/grafana.env</text:span></text:span></text:span><text:span text:style-name="Source_20_Text"><text:span text:style-name="T28">, you need to propagate the changes into the Grafana container:</text:span></text:span></text:p>
      <text:p text:style-name="Preformatted_20_Text"><text:bookmark text:name="__code_7"/><text:span text:style-name="Source_20_Text">$ cd ~/IOTstack</text:span></text:p>
      <text:p text:style-name="Preformatted_20_Text"><text:span text:style-name="Source_20_Text">$ docker-compose stop grafana</text:span></text:p>
      <text:p text:style-name="P9"><text:span text:style-name="Source_20_Text">$ docker-compose up -d</text:span></text:p>
      <text:p text:style-name="P50"><text:span text:style-name="Source_20_Text"><text:span text:style-name="T29">soucre openhabian grafana.ini </text:span></text:span><text:span text:style-name="Source_20_Text"><text:span text:style-name="T31">see docs folder in repository</text:span></text:span></text:p>
      <text:p text:style-name="P50"><text:span text:style-name="Source_20_Text"><text:span text:style-name="T31"/></text:span></text:p>
      <text:p text:style-name="P21"><text:span text:style-name="Source_20_Text"><text:span text:style-name="T34">[security]</text:span></text:span></text:p>
      <text:p text:style-name="P18"><text:span text:style-name="T37">allow_embedding</text:span> = true</text:p>
      <text:p text:style-name="P19">GF_SECURITY_ALLOW_EMBEDDING=”true</text:p>
      <text:p text:style-name="P19"/>
      <text:p text:style-name="P18">[users]</text:p>
      <text:p text:style-name="P18"><text:span text:style-name="T37">allow_sign_up</text:span> = false</text:p>
      <text:p text:style-name="P19">GF_USERS_ALLOW_SIGN_UP=”true</text:p>
      <text:p text:style-name="P18"/>
      <text:p text:style-name="P18">[auth.anonymous]</text:p>
      <text:p text:style-name="P18"><text:span text:style-name="T37">enabled</text:span> = true</text:p>
      <text:p text:style-name="P7"><text:span text:style-name="Source_20_Text">GF_AUTH_ANONYMOUS_ENABLED="true"</text:span></text:p>
      <text:p text:style-name="P7"><text:span text:style-name="Source_20_Text"/></text:p>
      <text:p text:style-name="P18">[auth.basic]</text:p>
      <text:p text:style-name="P18"><text:span text:style-name="T37">enabled</text:span> = false</text:p>
      <text:p text:style-name="P19">GF_AUTH_BASIC_ENABLED=”false”</text:p>
      <text:p text:style-name="P18"/>
      <text:p text:style-name="P20"><text:span text:style-name="Source_20_Text"><text:span text:style-name="T35">GF_SECURITY_ALLOW_EMBEDDING=”true</text:span></text:span></text:p>
      <text:p text:style-name="P20"><text:span text:style-name="Source_20_Text"><text:span text:style-name="T35">GF_USERS_ALLOW_SIGN_UP=”true</text:span></text:span></text:p>
      <text:p text:style-name="P8"><text:span text:style-name="Source_20_Text"><text:span text:style-name="T36">GF_AUTH_ANONYMOUS_ENABLED="true"</text:span></text:span></text:p>
      <text:p text:style-name="P20"><text:span text:style-name="Source_20_Text"><text:span text:style-name="T35">GF_AUTH_BASIC_ENABLED=”false”</text:span></text:span></text:p>
      <text:p text:style-name="P50"><text:span text:style-name="Source_20_Text"><text:span text:style-name="T31"/></text:span></text:p>
      <text:p text:style-name="P50"><text:span text:style-name="Source_20_Text"><text:span text:style-name="T31"/></text:span></text:p>
      <text:p text:style-name="P51"><text:span text:style-name="Source_20_Text"><text:span text:style-name="T30">####################################</text:span></text:span></text:p>
      <text:p text:style-name="P51"><text:span text:style-name="Source_20_Text"><text:span text:style-name="T30">setup user to access openhab</text:span></text:span></text:p>
      <text:p text:style-name="P51"><text:span text:style-name="Source_20_Text"><text:span text:style-name="T30">You create the same user with the same uid and gid on your Docker host system </text:span></text:span></text:p>
      <text:p text:style-name="Preformatted_20_Text"><text:span text:style-name="Source_20_Text">groupadd -g 9001 openhab</text:span></text:p>
      <text:p text:style-name="Preformatted_20_Text"><text:span text:style-name="Source_20_Text">useradd -u 9001 -g openhab -r -s /sbin/nologin openhab</text:span></text:p>
      <text:p text:style-name="P9"><text:span text:style-name="Source_20_Text">usermod -a -G openhab myownuser</text:span></text:p>
      <text:p text:style-name="P51"><text:span text:style-name="Source_20_Text"><text:span text:style-name="T30">##########################################<text:line-break/></text:span></text:span></text:p>
      <text:p text:style-name="P64"><text:span text:style-name="Source_20_Text"><text:span text:style-name="T32">stop influx db on openhabian</text:span></text:span></text:p>
      <text:p text:style-name="P64"><text:span text:style-name="Source_20_Text"><text:span text:style-name="T32"/></text:span></text:p>
      <text:p text:style-name="P64"><text:span text:style-name="Source_20_Text"><text:span text:style-name="T32"/></text:span></text:p>
      <text:p text:style-name="P64"><text:span text:style-name="Source_20_Text"><text:span text:style-name="T32"/></text:span></text:p>
      <text:h text:style-name="Heading_20_1" text:outline-level="1"><text:soft-page-break/><text:span text:style-name="Source_20_Text">set up mosquitto</text:span></text:h>
      <text:p text:style-name="P65"><text:a xlink:type="simple" xlink:href="https://sensorsiot.github.io/IOTstack/Containers/Mosquitto/" text:style-name="Internet_20_link" text:visited-style-name="Visited_20_Internet_20_Link"><text:span text:style-name="Source_20_Text"><text:span text:style-name="T33">https://sensorsiot.github.io/IOTstack/Containers/Mosquitto/</text:span></text:span></text:a></text:p>
      <text:h text:style-name="P55" text:outline-level="2"><text:bookmark text:name="definitions"/><text:span text:style-name="Source_20_Text"><text:span text:style-name="T33">Definitions</text:span></text:span></text:h>
      <text:list xml:id="list2889242214" text:style-name="L6">
        <text:list-item>
          <text:p text:style-name="P69"><text:span text:style-name="Source_20_Text">docker-compose.yml</text:span> ⇒ ~/IOTstack/docker-compose.yml </text:p>
        </text:list-item>
        <text:list-item>
          <text:p text:style-name="P69"><text:span text:style-name="Source_20_Text">mosquitto.conf</text:span> ⇒ ~/IOTstack/services/mosquitto/mosquitto.conf </text:p>
        </text:list-item>
        <text:list-item>
          <text:p text:style-name="P69"><text:span text:style-name="Source_20_Text">mosquitto.log</text:span> ⇒ ~/IOTstack/volumes/mosquitto/log/mosquitto.log </text:p>
        </text:list-item>
        <text:list-item>
          <text:p text:style-name="P69"><text:span text:style-name="Source_20_Text">service.yml</text:span> ⇒ ~/IOTstack/.templates/mosquitto/service.yml </text:p>
        </text:list-item>
        <text:list-item>
          <text:p text:style-name="P66"><text:span text:style-name="Source_20_Text">volumes/mosquitto</text:span> ⇒ ~/IOTstack/volumes/mosquitto/ </text:p>
        </text:list-item>
      </text:list>
      <text:p text:style-name="Text_20_body"/>
      <text:h text:style-name="Heading_20_2" text:outline-level="2"><text:bookmark text:name="logging"/>Logging</text:h>
      <text:p text:style-name="Text_20_body">Mosquitto logging is controlled by <text:span text:style-name="Source_20_Text">mosquitto.conf</text:span>. This is the default configuration:</text:p>
      <text:p text:style-name="Preformatted_20_Text"><text:bookmark text:name="__code_02"/><text:bookmark text:name="__code_01"/><text:span text:style-name="Source_20_Text">#log_dest file /mosquitto/log/mosquitto.log</text:span></text:p>
      <text:p text:style-name="Preformatted_20_Text"><text:span text:style-name="Source_20_Text"># To avoid flash wearing</text:span></text:p>
      <text:p text:style-name="P9"><text:span text:style-name="Source_20_Text">log_dest stdout</text:span></text:p>
      <text:p text:style-name="Text_20_body">When <text:span text:style-name="Source_20_Text">log_dest</text:span> is set to <text:span text:style-name="Source_20_Text">stdout</text:span>, you inspect Mosquitto's logs like this:</text:p>
      <text:p text:style-name="P9"><text:bookmark text:name="__code_12"/><text:bookmark text:name="__code_11"/><text:span text:style-name="Source_20_Text">$ docker logs mosquitto</text:span></text:p>
      <text:p text:style-name="Text_20_body">Logs written to <text:span text:style-name="Source_20_Text">stdout</text:span> are ephemeral and will disappear when your IOTstack is restarted but this configuration reduces wear and tear on your SD card.</text:p>
      <text:p text:style-name="Text_20_body"><text:span text:style-name="T38">The alternative, which </text:span><text:span text:style-name="Emphasis"><text:span text:style-name="T38">may</text:span></text:span><text:span text:style-name="T38"> be more appropriate if you are running on an SSD or HD, is to change </text:span><text:span text:style-name="Source_20_Text"><text:span text:style-name="T38">mosquitto.conf</text:span></text:span><text:span text:style-name="T38"> to be like this:</text:span></text:p>
      <text:p text:style-name="Preformatted_20_Text"><text:bookmark text:name="__code_2"/><text:span text:style-name="Source_20_Text"><text:span text:style-name="T38">log_dest file /mosquitto/log/mosquitto.log</text:span></text:span></text:p>
      <text:p text:style-name="Preformatted_20_Text"><text:span text:style-name="Source_20_Text"><text:span text:style-name="T38"># To avoid flash wearing</text:span></text:span></text:p>
      <text:p text:style-name="P9"><text:span text:style-name="Source_20_Text"><text:span text:style-name="T38">#log_dest stdout</text:span></text:span></text:p>
      <text:p text:style-name="Text_20_body">and then restart Mosquitto:</text:p>
      <text:p text:style-name="Preformatted_20_Text"><text:bookmark text:name="__code_3"/><text:span text:style-name="Source_20_Text">$ cd ~/IOTstack</text:span></text:p>
      <text:p text:style-name="P9"><text:span text:style-name="Source_20_Text">$ docker-compose restart mosquitto</text:span></text:p>
      <text:p text:style-name="P67">With this configuration, you inspect Mosquitto's logs like this:</text:p>
      <text:p text:style-name="code"><text:bookmark text:name="__code_4"/><text:span text:style-name="Source_20_Text">$ tail ~/IOTstack/volumes/mosquitto/log/mosquitto.log</text:span></text:p>
      <text:p text:style-name="Text_20_body">Logs written to <text:span text:style-name="Source_20_Text">mosquitto.log</text:span> do not disappear when your IOTstack is restarted. They persist until you take action to prune the file.</text:p>
      <text:p text:style-name="Text_20_body"/>
      <text:p text:style-name="P65"><text:span text:style-name="Source_20_Text"><text:span text:style-name="T3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Ubuntu Mono1" svg:font-family="'Ubuntu Mono', consolas, monaco, monospace"/>
    <style:font-face style:name="monospace" svg:font-family="monospace"/>
    <style:font-face style:name="Noto Sans Devanagari1" svg:font-family="'Noto Sans Devanagari'" style:font-family-generic="swiss"/>
    <style:font-face style:name="Ubuntu Mono" svg:font-family="'Ubuntu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code" style:family="paragraph" style:next-style-name="Text_20_body" style:auto-update="true" style:master-page-name="">
      <loext:graphic-properties draw:fill="solid" draw:fill-color="#cccccc"/>
      <style:paragraph-properties fo:line-height="100%" style:page-number="auto" fo:background-color="#cccccc" fo:padding="0.499cm" fo:border="0.06pt solid #000000" style:shadow="#808080 0.176cm -0.176cm">
        <style:tab-stops/>
      </style:paragraph-properties>
      <style:text-properties style:font-name="Ubuntu Mono" fo:font-family="'Ubuntu Mono'" style:font-style-name="Regular" style:font-pitch="fixed" fo:font-size="9pt" fo:font-weight="bold" officeooo:rsid="001e450f"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2T17:39:01.150782042</meta:creation-date>
    <dc:date>2020-09-27T20:19:18.008143459</dc:date>
    <meta:editing-duration>PT23H24M37S</meta:editing-duration>
    <meta:editing-cycles>52</meta:editing-cycles>
    <meta:generator>LibreOffice/6.4.6.2$Linux_X86_64 LibreOffice_project/40$Build-2</meta:generator>
    <meta:document-statistic meta:table-count="0" meta:image-count="0" meta:object-count="0" meta:page-count="14" meta:paragraph-count="430" meta:word-count="2254" meta:character-count="20761" meta:non-whitespace-character-count="18180"/>
  </office:meta>
</office:document-meta>
</file>